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at deg</text:p>
          </table:table-cell>
          <table:table-cell office:value-type="string" calcext:value-type="string">
            <text:p>Lat min</text:p>
          </table:table-cell>
          <table:table-cell office:value-type="string" calcext:value-type="string">
            <text:p>Long deg</text:p>
          </table:table-cell>
          <table:table-cell office:value-type="string" calcext:value-type="string">
            <text:p>Long min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E Entrance to Corinth Canal</text:p>
          </table:table-cell>
          <table:table-cell office:value-type="float" office:value="37" calcext:value-type="float">
            <text:p>37</text:p>
          </table:table-cell>
          <table:table-cell office:value-type="float" office:value="54.91" calcext:value-type="float">
            <text:p>54.91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.5M S of Ák Kóniki (Salamina SW End)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Marina Alimos (Kalamáki/Athens)</text:p>
          </table:table-cell>
          <table:table-cell office:value-type="float" office:value="37" calcext:value-type="float">
            <text:p>37</text:p>
          </table:table-cell>
          <table:table-cell office:value-type="float" office:value="54.67" calcext:value-type="float">
            <text:p>54.6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.5M S of W end of Gaidhouronsi</text:p>
          </table:table-cell>
          <table:table-cell office:value-type="float" office:value="37" calcext:value-type="float">
            <text:p>37</text:p>
          </table:table-cell>
          <table:table-cell office:value-type="float" office:value="38.45" calcext:value-type="float">
            <text:p>38.45</text:p>
          </table:table-cell>
          <table:table-cell office:value-type="float" office:value="23" calcext:value-type="float">
            <text:p>23</text:p>
          </table:table-cell>
          <table:table-cell office:value-type="float" office:value="56.04" calcext:value-type="float">
            <text:p>56.04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.25M S of temple of Sounion</text:p>
          </table:table-cell>
          <table:table-cell office:value-type="float" office:value="37" calcext:value-type="float">
            <text:p>37</text:p>
          </table:table-cell>
          <table:table-cell office:value-type="float" office:value="38.63" calcext:value-type="float">
            <text:p>38.63</text:p>
          </table:table-cell>
          <table:table-cell office:value-type="float" office:value="24" calcext:value-type="float">
            <text:p>24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.15M S of S end of Makronisos</text:p>
          </table:table-cell>
          <table:table-cell office:value-type="float" office:value="37" calcext:value-type="float">
            <text:p>37</text:p>
          </table:table-cell>
          <table:table-cell office:value-type="float" office:value="38.56" calcext:value-type="float">
            <text:p>38.56</text:p>
          </table:table-cell>
          <table:table-cell office:value-type="float" office:value="24" calcext:value-type="float">
            <text:p>2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.5M N of N Evraios</text:p>
          </table:table-cell>
          <table:table-cell office:value-type="float" office:value="37" calcext:value-type="float">
            <text:p>37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1M S of Åk Trelli (Ormos Sofikoú)</text:p>
          </table:table-cell>
          <table:table-cell office:value-type="float" office:value="37" calcext:value-type="float">
            <text:p>37</text:p>
          </table:table-cell>
          <table:table-cell office:value-type="float" office:value="44.49" calcext:value-type="float">
            <text:p>44.49</text:p>
          </table:table-cell>
          <table:table-cell office:value-type="float" office:value="23" calcext:value-type="float">
            <text:p>23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.25M N of N. Kira</text:p>
          </table:table-cell>
          <table:table-cell office:value-type="float" office:value="37" calcext:value-type="float">
            <text:p>37</text:p>
          </table:table-cell>
          <table:table-cell office:value-type="float" office:value="42.82" calcext:value-type="float">
            <text:p>42.82</text:p>
          </table:table-cell>
          <table:table-cell office:value-type="float" office:value="23" calcext:value-type="float">
            <text:p>23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.25M W of Åk Plakáia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5.7" calcext:value-type="float">
            <text:p>45.7</text:p>
          </table:table-cell>
          <table:table-cell office:value-type="float" office:value="23" calcext:value-type="float">
            <text:p>23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.75M E of Åk Tourios light</text:p>
          </table:table-cell>
          <table:table-cell office:value-type="float" office:value="37" calcext:value-type="float">
            <text:p>37</text:p>
          </table:table-cell>
          <table:table-cell office:value-type="float" office:value="45.73" calcext:value-type="float">
            <text:p>45.73</text:p>
          </table:table-cell>
          <table:table-cell office:value-type="float" office:value="23" calcext:value-type="float">
            <text:p>23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S End of Stenón Monis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1.26" calcext:value-type="float">
            <text:p>41.26</text:p>
          </table:table-cell>
          <table:table-cell office:value-type="float" office:value="23" calcext:value-type="float">
            <text:p>23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2-7</text:p>
          </table:table-cell>
          <table:table-cell office:value-type="string" calcext:value-type="string">
            <text:p>N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31.62" calcext:value-type="float">
            <text:p>31.62</text:p>
          </table:table-cell>
          <table:table-cell office:value-type="float" office:value="23" calcext:value-type="float">
            <text:p>23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SE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29.61" calcext:value-type="float">
            <text:p>29.61</text:p>
          </table:table-cell>
          <table:table-cell office:value-type="float" office:value="23" calcext:value-type="float">
            <text:p>23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.5M N of Åk Zoúrva (Ihdra)</text:p>
          </table:table-cell>
          <table:table-cell office:value-type="float" office:value="37" calcext:value-type="float">
            <text:p>37</text:p>
          </table:table-cell>
          <table:table-cell office:value-type="float" office:value="22.56" calcext:value-type="float">
            <text:p>22.56</text:p>
          </table:table-cell>
          <table:table-cell office:value-type="float" office:value="23" calcext:value-type="float">
            <text:p>23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.5M S of Dhokós SE Light</text:p>
          </table:table-cell>
          <table:table-cell office:value-type="float" office:value="37" calcext:value-type="float">
            <text:p>37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Åk Mouzáki – N. Dhokós Channel</text:p>
          </table:table-cell>
          <table:table-cell office:value-type="float" office:value="37" calcext:value-type="float">
            <text:p>37</text:p>
          </table:table-cell>
          <table:table-cell office:value-type="float" office:value="20.74" calcext:value-type="float">
            <text:p>20.74</text:p>
          </table:table-cell>
          <table:table-cell office:value-type="float" office:value="23" calcext:value-type="float">
            <text:p>23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1.75M S of N. Stavrós</text:p>
          </table:table-cell>
          <table:table-cell office:value-type="float" office:value="37" calcext:value-type="float">
            <text:p>37</text:p>
          </table:table-cell>
          <table:table-cell office:value-type="float" office:value="13.33" calcext:value-type="float">
            <text:p>13.33</text:p>
          </table:table-cell>
          <table:table-cell office:value-type="float" office:value="23" calcext:value-type="float">
            <text:p>23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.5M S of N. Trikeri</text:p>
          </table:table-cell>
          <table:table-cell office:value-type="float" office:value="37" calcext:value-type="float">
            <text:p>37</text:p>
          </table:table-cell>
          <table:table-cell office:value-type="float" office:value="15.05" calcext:value-type="float">
            <text:p>15.05</text:p>
          </table:table-cell>
          <table:table-cell office:value-type="float" office:value="23" calcext:value-type="float">
            <text:p>23</text:p>
          </table:table-cell>
          <table:table-cell office:value-type="float" office:value="16.46" calcext:value-type="float">
            <text:p>16.46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0.5M S of Åk Aimilianós</text:p>
          </table:table-cell>
          <table:table-cell office:value-type="float" office:value="37" calcext:value-type="float">
            <text:p>37</text:p>
          </table:table-cell>
          <table:table-cell office:value-type="float" office:value="16.82" calcext:value-type="float">
            <text:p>16.8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office:value-type="string" calcext:value-type="string">
            <text:p>0.1M W of Petrokavaro</text:p>
          </table:table-cell>
          <table:table-cell office:value-type="float" office:value="37" calcext:value-type="float">
            <text:p>37</text:p>
          </table:table-cell>
          <table:table-cell office:value-type="float" office:value="17.08" calcext:value-type="float">
            <text:p>17.08</text:p>
          </table:table-cell>
          <table:table-cell office:value-type="float" office:value="23" calcext:value-type="float">
            <text:p>23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.25M W of Åk Kórakas</text:p>
          </table:table-cell>
          <table:table-cell office:value-type="float" office:value="37" calcext:value-type="float">
            <text:p>37</text:p>
          </table:table-cell>
          <table:table-cell office:value-type="float" office:value="21.09" calcext:value-type="float">
            <text:p>21.09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1M W of Nisis Ipsill Light</text:p>
          </table:table-cell>
          <table:table-cell office:value-type="float" office:value="37" calcext:value-type="float">
            <text:p>37</text:p>
          </table:table-cell>
          <table:table-cell office:value-type="float" office:value="25.9" calcext:value-type="float">
            <text:p>25.9</text:p>
          </table:table-cell>
          <table:table-cell office:value-type="float" office:value="22" calcext:value-type="float">
            <text:p>22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1M W of Åk Megali (Toló)</text:p>
          </table:table-cell>
          <table:table-cell office:value-type="float" office:value="37" calcext:value-type="float">
            <text:p>37</text:p>
          </table:table-cell>
          <table:table-cell office:value-type="float" office:value="30.6" calcext:value-type="float">
            <text:p>30.6</text:p>
          </table:table-cell>
          <table:table-cell office:value-type="float" office:value="22" calcext:value-type="float">
            <text:p>22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.5M E of Åk Åstrous</text:p>
          </table:table-cell>
          <table:table-cell office:value-type="float" office:value="37" calcext:value-type="float">
            <text:p>37</text:p>
          </table:table-cell>
          <table:table-cell office:value-type="float" office:value="24.86" calcext:value-type="float">
            <text:p>24.86</text:p>
          </table:table-cell>
          <table:table-cell office:value-type="float" office:value="22" calcext:value-type="float">
            <text:p>22</text:p>
          </table:table-cell>
          <table:table-cell office:value-type="float" office:value="46.87" calcext:value-type="float">
            <text:p>46.87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1M E of Åk Sabateki</text:p>
          </table:table-cell>
          <table:table-cell office:value-type="float" office:value="37" calcext:value-type="float">
            <text:p>37</text:p>
          </table:table-cell>
          <table:table-cell office:value-type="float" office:value="11.04" calcext:value-type="float">
            <text:p>11.0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.25M E of Åk Yérakas</text:p>
          </table:table-cell>
          <table:table-cell office:value-type="float" office:value="36" calcext:value-type="float">
            <text:p>36</text:p>
          </table:table-cell>
          <table:table-cell office:value-type="float" office:value="46.17" calcext:value-type="float">
            <text:p>46.17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0.5M E of Åk Kamili</text:p>
          </table:table-cell>
          <table:table-cell office:value-type="float" office:value="36" calcext:value-type="float">
            <text:p>36</text:p>
          </table:table-cell>
          <table:table-cell office:value-type="float" office:value="32.1" calcext:value-type="float">
            <text:p>32.1</text:p>
          </table:table-cell>
          <table:table-cell office:value-type="float" office:value="23" calcext:value-type="float">
            <text:p>2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0.25M E of Åk Maleas</text:p>
          </table:table-cell>
          <table:table-cell office:value-type="float" office:value="36" calcext:value-type="float">
            <text:p>36</text:p>
          </table:table-cell>
          <table:table-cell office:value-type="float" office:value="26.93" calcext:value-type="float">
            <text:p>26.93</text:p>
          </table:table-cell>
          <table:table-cell office:value-type="float" office:value="23" calcext:value-type="float">
            <text:p>23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1M N of Åk Perlevos (Kéa)</text:p>
          </table:table-cell>
          <table:table-cell office:value-type="float" office:value="37" calcext:value-type="float">
            <text:p>37</text:p>
          </table:table-cell>
          <table:table-cell office:value-type="float" office:value="42.28" calcext:value-type="float">
            <text:p>42.28</text:p>
          </table:table-cell>
          <table:table-cell office:value-type="float" office:value="24" calcext:value-type="float">
            <text:p>24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.2M S of Åk Tamélos (Kéa)</text:p>
          </table:table-cell>
          <table:table-cell office:value-type="float" office:value="37" calcext:value-type="float">
            <text:p>37</text:p>
          </table:table-cell>
          <table:table-cell office:value-type="float" office:value="31.14" calcext:value-type="float">
            <text:p>31.14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.25M N of Åk Kéfal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29.21" calcext:value-type="float">
            <text:p>29.21</text:p>
          </table:table-cell>
          <table:table-cell office:value-type="float" office:value="24" calcext:value-type="float">
            <text:p>24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1M S of Åk Ay Dhimitri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17.04" calcext:value-type="float">
            <text:p>17.04</text:p>
          </table:table-cell>
          <table:table-cell office:value-type="float" office:value="24" calcext:value-type="float">
            <text:p>24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string" calcext:value-type="string">
            <text:p>0.5M N of Åk Volos</text:p>
          </table:table-cell>
          <table:table-cell office:value-type="float" office:value="37" calcext:value-type="float">
            <text:p>37</text:p>
          </table:table-cell>
          <table:table-cell office:value-type="float" office:value="13.14" calcext:value-type="float">
            <text:p>13.14</text:p>
          </table:table-cell>
          <table:table-cell office:value-type="float" office:value="24" calcext:value-type="float">
            <text:p>24</text:p>
          </table:table-cell>
          <table:table-cell office:value-type="float" office:value="29.49" calcext:value-type="float">
            <text:p>29.49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0.6M SW of Åk Kiklops (Serifos)</text:p>
          </table:table-cell>
          <table:table-cell office:value-type="float" office:value="37" calcext:value-type="float">
            <text:p>37</text:p>
          </table:table-cell>
          <table:table-cell office:value-type="float" office:value="6.89" calcext:value-type="float">
            <text:p>6.89</text:p>
          </table:table-cell>
          <table:table-cell office:value-type="float" office:value="24" calcext:value-type="float">
            <text:p>24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string" calcext:value-type="string">
            <text:p>0.45M SE of Åk Spathi</text:p>
          </table:table-cell>
          <table:table-cell office:value-type="float" office:value="37" calcext:value-type="float">
            <text:p>37</text:p>
          </table:table-cell>
          <table:table-cell office:value-type="float" office:value="6.33" calcext:value-type="float">
            <text:p>6.33</text:p>
          </table:table-cell>
          <table:table-cell office:value-type="float" office:value="24" calcext:value-type="float">
            <text:p>24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string" calcext:value-type="string">
            <text:p>5-8</text:p>
          </table:table-cell>
          <table:table-cell office:value-type="string" calcext:value-type="string">
            <text:p>1.25M N of Åk Fillip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3.86" calcext:value-type="float">
            <text:p>3.86</text:p>
          </table:table-cell>
          <table:table-cell office:value-type="float" office:value="24" calcext:value-type="float">
            <text:p>24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string" calcext:value-type="string">
            <text:p>5-9</text:p>
          </table:table-cell>
          <table:table-cell office:value-type="string" calcext:value-type="string">
            <text:p>0.4M W of Åk Karavi (N Kitriani/Sifnos)</text:p>
          </table:table-cell>
          <table:table-cell office:value-type="float" office:value="36" calcext:value-type="float">
            <text:p>36</text:p>
          </table:table-cell>
          <table:table-cell office:value-type="float" office:value="53.5" calcext:value-type="float">
            <text:p>53.5</text:p>
          </table:table-cell>
          <table:table-cell office:value-type="float" office:value="24" calcext:value-type="float">
            <text:p>24</text:p>
          </table:table-cell>
          <table:table-cell office:value-type="float" office:value="42.91" calcext:value-type="float">
            <text:p>42.91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string" calcext:value-type="string">
            <text:p>1M S of Åk Vlikhadi (Andimilos)</text:p>
          </table:table-cell>
          <table:table-cell office:value-type="float" office:value="36" calcext:value-type="float">
            <text:p>36</text:p>
          </table:table-cell>
          <table:table-cell office:value-type="float" office:value="45.1" calcext:value-type="float">
            <text:p>45.1</text:p>
          </table:table-cell>
          <table:table-cell office:value-type="float" office:value="24" calcext:value-type="float">
            <text:p>2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office:value-type="string" calcext:value-type="string">
            <text:p>Approaches to Ornos Milou</text:p>
          </table:table-cell>
          <table:table-cell office:value-type="float" office:value="36" calcext:value-type="float">
            <text:p>36</text:p>
          </table:table-cell>
          <table:table-cell office:value-type="float" office:value="46.01" calcext:value-type="float">
            <text:p>46.01</text:p>
          </table:table-cell>
          <table:table-cell office:value-type="float" office:value="24" calcext:value-type="float">
            <text:p>24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string" calcext:value-type="string">
            <text:p>5-12</text:p>
          </table:table-cell>
          <table:table-cell office:value-type="string" calcext:value-type="string">
            <text:p>Mid-channel Steno Milou-Kimolou</text:p>
          </table:table-cell>
          <table:table-cell office:value-type="float" office:value="36" calcext:value-type="float">
            <text:p>36</text:p>
          </table:table-cell>
          <table:table-cell office:value-type="float" office:value="46.23" calcext:value-type="float">
            <text:p>46.23</text:p>
          </table:table-cell>
          <table:table-cell office:value-type="float" office:value="24" calcext:value-type="float">
            <text:p>24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string" calcext:value-type="string">
            <text:p>5-13</text:p>
          </table:table-cell>
          <table:table-cell office:value-type="string" calcext:value-type="string">
            <text:p>0.6M S of N. Poliagos</text:p>
          </table:table-cell>
          <table:table-cell office:value-type="float" office:value="36" calcext:value-type="float">
            <text:p>36</text:p>
          </table:table-cell>
          <table:table-cell office:value-type="float" office:value="43.88" calcext:value-type="float">
            <text:p>43.88</text:p>
          </table:table-cell>
          <table:table-cell office:value-type="float" office:value="24" calcext:value-type="float">
            <text:p>24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formula="of:=CONCATENATE([$Sheet1.A2];&quot; &quot;;[$Sheet1.B2])" office:value-type="string" office:string-value="1-1 E Entrance to Corinth Canal" calcext:value-type="string">
            <text:p>1-1 E Entrance to Corinth Canal</text:p>
          </table:table-cell>
          <table:table-cell table:formula="of:=[$Sheet1.C2]+([$Sheet1.D2]/60)" office:value-type="float" office:value="37.9151666666667" calcext:value-type="float">
            <text:p>37.9151666666667</text:p>
          </table:table-cell>
          <table:table-cell table:formula="of:=[$Sheet1.E2]+([$Sheet1.F2]/60)" office:value-type="float" office:value="23.0113333333333" calcext:value-type="float">
            <text:p>23.0113333333333</text:p>
          </table:table-cell>
        </table:table-row>
        <table:table-row table:style-name="ro1">
          <table:table-cell table:formula="of:=CONCATENATE([$Sheet1.A3];&quot; &quot;;[$Sheet1.B3])" office:value-type="string" office:string-value="1-2 0.5M S of Ák Kóniki (Salamina SW End)" calcext:value-type="string">
            <text:p>1-2 0.5M S of Ák Kóniki (Salamina SW End)</text:p>
          </table:table-cell>
          <table:table-cell table:formula="of:=[$Sheet1.C3]+([$Sheet1.D3]/60)" office:value-type="float" office:value="37.8666666666667" calcext:value-type="float">
            <text:p>37.8666666666667</text:p>
          </table:table-cell>
          <table:table-cell table:formula="of:=[$Sheet1.E3]+([$Sheet1.F3]/60)" office:value-type="float" office:value="23.4533333333333" calcext:value-type="float">
            <text:p>23.4533333333333</text:p>
          </table:table-cell>
        </table:table-row>
        <table:table-row table:style-name="ro1">
          <table:table-cell table:formula="of:=CONCATENATE([$Sheet1.A4];&quot; &quot;;[$Sheet1.B4])" office:value-type="string" office:string-value="1-3 Marina Alimos (Kalamáki/Athens)" calcext:value-type="string">
            <text:p>1-3 Marina Alimos (Kalamáki/Athens)</text:p>
          </table:table-cell>
          <table:table-cell table:formula="of:=[$Sheet1.C4]+([$Sheet1.D4]/60)" office:value-type="float" office:value="37.9111666666667" calcext:value-type="float">
            <text:p>37.9111666666667</text:p>
          </table:table-cell>
          <table:table-cell table:formula="of:=[$Sheet1.E4]+([$Sheet1.F4]/60)" office:value-type="float" office:value="23.7" calcext:value-type="float">
            <text:p>23.7</text:p>
          </table:table-cell>
        </table:table-row>
        <table:table-row table:style-name="ro1">
          <table:table-cell table:formula="of:=CONCATENATE([$Sheet1.A5];&quot; &quot;;[$Sheet1.B5])" office:value-type="string" office:string-value="1-4 0.5M S of W end of Gaidhouronsi" calcext:value-type="string">
            <text:p>1-4 0.5M S of W end of Gaidhouronsi</text:p>
          </table:table-cell>
          <table:table-cell table:formula="of:=[$Sheet1.C5]+([$Sheet1.D5]/60)" office:value-type="float" office:value="37.6408333333333" calcext:value-type="float">
            <text:p>37.6408333333333</text:p>
          </table:table-cell>
          <table:table-cell table:formula="of:=[$Sheet1.E5]+([$Sheet1.F5]/60)" office:value-type="float" office:value="23.934" calcext:value-type="float">
            <text:p>23.934</text:p>
          </table:table-cell>
        </table:table-row>
        <table:table-row table:style-name="ro1">
          <table:table-cell table:formula="of:=CONCATENATE([$Sheet1.A6];&quot; &quot;;[$Sheet1.B6])" office:value-type="string" office:string-value="1-5 0.25M S of temple of Sounion" calcext:value-type="string">
            <text:p>1-5 0.25M S of temple of Sounion</text:p>
          </table:table-cell>
          <table:table-cell table:formula="of:=[$Sheet1.C6]+([$Sheet1.D6]/60)" office:value-type="float" office:value="37.6438333333333" calcext:value-type="float">
            <text:p>37.6438333333333</text:p>
          </table:table-cell>
          <table:table-cell table:formula="of:=[$Sheet1.E6]+([$Sheet1.F6]/60)" office:value-type="float" office:value="24.0218333333333" calcext:value-type="float">
            <text:p>24.0218333333333</text:p>
          </table:table-cell>
        </table:table-row>
        <table:table-row table:style-name="ro1">
          <table:table-cell table:formula="of:=CONCATENATE([$Sheet1.A7];&quot; &quot;;[$Sheet1.B7])" office:value-type="string" office:string-value="1-6 0.15M S of S end of Makronisos" calcext:value-type="string">
            <text:p>1-6 0.15M S of S end of Makronisos</text:p>
          </table:table-cell>
          <table:table-cell table:formula="of:=[$Sheet1.C7]+([$Sheet1.D7]/60)" office:value-type="float" office:value="37.6426666666667" calcext:value-type="float">
            <text:p>37.6426666666667</text:p>
          </table:table-cell>
          <table:table-cell table:formula="of:=[$Sheet1.E7]+([$Sheet1.F7]/60)" office:value-type="float" office:value="24.1041666666667" calcext:value-type="float">
            <text:p>24.1041666666667</text:p>
          </table:table-cell>
        </table:table-row>
        <table:table-row table:style-name="ro1">
          <table:table-cell table:formula="of:=CONCATENATE([$Sheet1.A8];&quot; &quot;;[$Sheet1.B8])" office:value-type="string" office:string-value="2-1 0.5M N of N Evraios" calcext:value-type="string">
            <text:p>2-1 0.5M N of N Evraios</text:p>
          </table:table-cell>
          <table:table-cell table:formula="of:=[$Sheet1.C8]+([$Sheet1.D8]/60)" office:value-type="float" office:value="37.87" calcext:value-type="float">
            <text:p>37.87</text:p>
          </table:table-cell>
          <table:table-cell table:formula="of:=[$Sheet1.E8]+([$Sheet1.F8]/60)" office:value-type="float" office:value="23.1433333333333" calcext:value-type="float">
            <text:p>23.1433333333333</text:p>
          </table:table-cell>
        </table:table-row>
        <table:table-row table:style-name="ro1">
          <table:table-cell table:formula="of:=CONCATENATE([$Sheet1.A9];&quot; &quot;;[$Sheet1.B9])" office:value-type="string" office:string-value="2-2 1M S of Åk Trelli (Ormos Sofikoú)" calcext:value-type="string">
            <text:p>2-2 1M S of Åk Trelli (Ormos Sofikoú)</text:p>
          </table:table-cell>
          <table:table-cell table:formula="of:=[$Sheet1.C9]+([$Sheet1.D9]/60)" office:value-type="float" office:value="37.7415" calcext:value-type="float">
            <text:p>37.7415</text:p>
          </table:table-cell>
          <table:table-cell table:formula="of:=[$Sheet1.E9]+([$Sheet1.F9]/60)" office:value-type="float" office:value="23.1488333333333" calcext:value-type="float">
            <text:p>23.1488333333333</text:p>
          </table:table-cell>
        </table:table-row>
        <table:table-row table:style-name="ro1">
          <table:table-cell table:formula="of:=CONCATENATE([$Sheet1.A10];&quot; &quot;;[$Sheet1.B10])" office:value-type="string" office:string-value="2-3 0.25M N of N. Kira" calcext:value-type="string">
            <text:p>2-3 0.25M N of N. Kira</text:p>
          </table:table-cell>
          <table:table-cell table:formula="of:=[$Sheet1.C10]+([$Sheet1.D10]/60)" office:value-type="float" office:value="37.7136666666667" calcext:value-type="float">
            <text:p>37.7136666666667</text:p>
          </table:table-cell>
          <table:table-cell table:formula="of:=[$Sheet1.E10]+([$Sheet1.F10]/60)" office:value-type="float" office:value="23.273" calcext:value-type="float">
            <text:p>23.273</text:p>
          </table:table-cell>
        </table:table-row>
        <table:table-row table:style-name="ro1">
          <table:table-cell table:formula="of:=CONCATENATE([$Sheet1.A11];&quot; &quot;;[$Sheet1.B11])" office:value-type="string" office:string-value="2-4 0.25M W of Åk Plakáia (Aigina)" calcext:value-type="string">
            <text:p>2-4 0.25M W of Åk Plakáia (Aigina)</text:p>
          </table:table-cell>
          <table:table-cell table:formula="of:=[$Sheet1.C11]+([$Sheet1.D11]/60)" office:value-type="float" office:value="37.7616666666667" calcext:value-type="float">
            <text:p>37.7616666666667</text:p>
          </table:table-cell>
          <table:table-cell table:formula="of:=[$Sheet1.E11]+([$Sheet1.F11]/60)" office:value-type="float" office:value="23.4128333333333" calcext:value-type="float">
            <text:p>23.4128333333333</text:p>
          </table:table-cell>
        </table:table-row>
        <table:table-row table:style-name="ro1">
          <table:table-cell table:formula="of:=CONCATENATE([$Sheet1.A12];&quot; &quot;;[$Sheet1.B12])" office:value-type="string" office:string-value="2-5 0.75M E of Åk Tourios light" calcext:value-type="string">
            <text:p>2-5 0.75M E of Åk Tourios light</text:p>
          </table:table-cell>
          <table:table-cell table:formula="of:=[$Sheet1.C12]+([$Sheet1.D12]/60)" office:value-type="float" office:value="37.7621666666667" calcext:value-type="float">
            <text:p>37.7621666666667</text:p>
          </table:table-cell>
          <table:table-cell table:formula="of:=[$Sheet1.E12]+([$Sheet1.F12]/60)" office:value-type="float" office:value="23.5818333333333" calcext:value-type="float">
            <text:p>23.5818333333333</text:p>
          </table:table-cell>
        </table:table-row>
        <table:table-row table:style-name="ro1">
          <table:table-cell table:formula="of:=CONCATENATE([$Sheet1.A13];&quot; &quot;;[$Sheet1.B13])" office:value-type="string" office:string-value="2-6 S End of Stenón Monis (Aigina)" calcext:value-type="string">
            <text:p>2-6 S End of Stenón Monis (Aigina)</text:p>
          </table:table-cell>
          <table:table-cell table:formula="of:=[$Sheet1.C13]+([$Sheet1.D13]/60)" office:value-type="float" office:value="37.6876666666667" calcext:value-type="float">
            <text:p>37.6876666666667</text:p>
          </table:table-cell>
          <table:table-cell table:formula="of:=[$Sheet1.E13]+([$Sheet1.F13]/60)" office:value-type="float" office:value="23.447" calcext:value-type="float">
            <text:p>23.447</text:p>
          </table:table-cell>
        </table:table-row>
        <table:table-row table:style-name="ro1">
          <table:table-cell table:formula="of:=CONCATENATE([$Sheet1.A14];&quot; &quot;;[$Sheet1.B14])" office:value-type="string" office:string-value="2-7 N Channel in to Poros" calcext:value-type="string">
            <text:p>2-7 N Channel in to Poros</text:p>
          </table:table-cell>
          <table:table-cell table:formula="of:=[$Sheet1.C14]+([$Sheet1.D14]/60)" office:value-type="float" office:value="37.527" calcext:value-type="float">
            <text:p>37.527</text:p>
          </table:table-cell>
          <table:table-cell table:formula="of:=[$Sheet1.E14]+([$Sheet1.F14]/60)" office:value-type="float" office:value="23.4218333333333" calcext:value-type="float">
            <text:p>23.4218333333333</text:p>
          </table:table-cell>
        </table:table-row>
        <table:table-row table:style-name="ro1">
          <table:table-cell table:formula="of:=CONCATENATE([$Sheet1.A15];&quot; &quot;;[$Sheet1.B15])" office:value-type="string" office:string-value="2-8 SE Channel in to Poros" calcext:value-type="string">
            <text:p>2-8 SE Channel in to Poros</text:p>
          </table:table-cell>
          <table:table-cell table:formula="of:=[$Sheet1.C15]+([$Sheet1.D15]/60)" office:value-type="float" office:value="37.4935" calcext:value-type="float">
            <text:p>37.4935</text:p>
          </table:table-cell>
          <table:table-cell table:formula="of:=[$Sheet1.E15]+([$Sheet1.F15]/60)" office:value-type="float" office:value="23.4623333333333" calcext:value-type="float">
            <text:p>23.4623333333333</text:p>
          </table:table-cell>
        </table:table-row>
        <table:table-row table:style-name="ro1">
          <table:table-cell table:formula="of:=CONCATENATE([$Sheet1.A16];&quot; &quot;;[$Sheet1.B16])" office:value-type="string" office:string-value="2-9 S end of Tselevina Channel" calcext:value-type="string">
            <text:p>2-9 S end of Tselevina Channel</text:p>
          </table:table-cell>
          <table:table-cell table:formula="of:=[$Sheet1.C16]+([$Sheet1.D16]/60)" office:value-type="float" office:value="37.4341666666667" calcext:value-type="float">
            <text:p>37.4341666666667</text:p>
          </table:table-cell>
          <table:table-cell table:formula="of:=[$Sheet1.E16]+([$Sheet1.F16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7];&quot; &quot;;[$Sheet1.B17])" office:value-type="string" office:string-value="3-1 S end of Tselevina Channel" calcext:value-type="string">
            <text:p>3-1 S end of Tselevina Channel</text:p>
          </table:table-cell>
          <table:table-cell table:formula="of:=[$Sheet1.C17]+([$Sheet1.D17]/60)" office:value-type="float" office:value="37.4341666666667" calcext:value-type="float">
            <text:p>37.4341666666667</text:p>
          </table:table-cell>
          <table:table-cell table:formula="of:=[$Sheet1.E17]+([$Sheet1.F17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8];&quot; &quot;;[$Sheet1.B18])" office:value-type="string" office:string-value="3-2 0.5M N of Åk Zoúrva (Ihdra)" calcext:value-type="string">
            <text:p>3-2 0.5M N of Åk Zoúrva (Ihdra)</text:p>
          </table:table-cell>
          <table:table-cell table:formula="of:=[$Sheet1.C18]+([$Sheet1.D18]/60)" office:value-type="float" office:value="37.376" calcext:value-type="float">
            <text:p>37.376</text:p>
          </table:table-cell>
          <table:table-cell table:formula="of:=[$Sheet1.E18]+([$Sheet1.F18]/60)" office:value-type="float" office:value="23.579" calcext:value-type="float">
            <text:p>23.579</text:p>
          </table:table-cell>
        </table:table-row>
        <table:table-row table:style-name="ro1">
          <table:table-cell table:formula="of:=CONCATENATE([$Sheet1.A19];&quot; &quot;;[$Sheet1.B19])" office:value-type="string" office:string-value="3-3 0.5M S of Dhokós SE Light" calcext:value-type="string">
            <text:p>3-3 0.5M S of Dhokós SE Light</text:p>
          </table:table-cell>
          <table:table-cell table:formula="of:=[$Sheet1.C19]+([$Sheet1.D19]/60)" office:value-type="float" office:value="37.3216666666667" calcext:value-type="float">
            <text:p>37.3216666666667</text:p>
          </table:table-cell>
          <table:table-cell table:formula="of:=[$Sheet1.E19]+([$Sheet1.F19]/60)" office:value-type="float" office:value="23.358" calcext:value-type="float">
            <text:p>23.358</text:p>
          </table:table-cell>
        </table:table-row>
        <table:table-row table:style-name="ro1">
          <table:table-cell table:formula="of:=CONCATENATE([$Sheet1.A20];&quot; &quot;;[$Sheet1.B20])" office:value-type="string" office:string-value="3-4 Åk Mouzáki – N. Dhokós Channel" calcext:value-type="string">
            <text:p>3-4 Åk Mouzáki – N. Dhokós Channel</text:p>
          </table:table-cell>
          <table:table-cell table:formula="of:=[$Sheet1.C20]+([$Sheet1.D20]/60)" office:value-type="float" office:value="37.3456666666667" calcext:value-type="float">
            <text:p>37.3456666666667</text:p>
          </table:table-cell>
          <table:table-cell table:formula="of:=[$Sheet1.E20]+([$Sheet1.F20]/60)" office:value-type="float" office:value="23.283" calcext:value-type="float">
            <text:p>23.283</text:p>
          </table:table-cell>
        </table:table-row>
        <table:table-row table:style-name="ro1">
          <table:table-cell table:formula="of:=CONCATENATE([$Sheet1.A21];&quot; &quot;;[$Sheet1.B21])" office:value-type="string" office:string-value="3-5 1.75M S of N. Stavrós" calcext:value-type="string">
            <text:p>3-5 1.75M S of N. Stavrós</text:p>
          </table:table-cell>
          <table:table-cell table:formula="of:=[$Sheet1.C21]+([$Sheet1.D21]/60)" office:value-type="float" office:value="37.2221666666667" calcext:value-type="float">
            <text:p>37.2221666666667</text:p>
          </table:table-cell>
          <table:table-cell table:formula="of:=[$Sheet1.E21]+([$Sheet1.F21]/60)" office:value-type="float" office:value="23.4435" calcext:value-type="float">
            <text:p>23.4435</text:p>
          </table:table-cell>
        </table:table-row>
        <table:table-row table:style-name="ro1">
          <table:table-cell table:formula="of:=CONCATENATE([$Sheet1.A22];&quot; &quot;;[$Sheet1.B22])" office:value-type="string" office:string-value="3-6 0.5M S of N. Trikeri" calcext:value-type="string">
            <text:p>3-6 0.5M S of N. Trikeri</text:p>
          </table:table-cell>
          <table:table-cell table:formula="of:=[$Sheet1.C22]+([$Sheet1.D22]/60)" office:value-type="float" office:value="37.2508333333333" calcext:value-type="float">
            <text:p>37.2508333333333</text:p>
          </table:table-cell>
          <table:table-cell table:formula="of:=[$Sheet1.E22]+([$Sheet1.F22]/60)" office:value-type="float" office:value="23.2743333333333" calcext:value-type="float">
            <text:p>23.2743333333333</text:p>
          </table:table-cell>
        </table:table-row>
        <table:table-row table:style-name="ro1">
          <table:table-cell table:formula="of:=CONCATENATE([$Sheet1.A23];&quot; &quot;;[$Sheet1.B23])" office:value-type="string" office:string-value="3-7 0.5M S of Åk Aimilianós" calcext:value-type="string">
            <text:p>3-7 0.5M S of Åk Aimilianós</text:p>
          </table:table-cell>
          <table:table-cell table:formula="of:=[$Sheet1.C23]+([$Sheet1.D23]/60)" office:value-type="float" office:value="37.2803333333333" calcext:value-type="float">
            <text:p>37.2803333333333</text:p>
          </table:table-cell>
          <table:table-cell table:formula="of:=[$Sheet1.E23]+([$Sheet1.F23]/60)" office:value-type="float" office:value="23.2" calcext:value-type="float">
            <text:p>23.2</text:p>
          </table:table-cell>
        </table:table-row>
        <table:table-row table:style-name="ro1">
          <table:table-cell table:formula="of:=CONCATENATE([$Sheet1.A24];&quot; &quot;;[$Sheet1.B24])" office:value-type="string" office:string-value="3-8 0.1M W of Petrokavaro" calcext:value-type="string">
            <text:p>3-8 0.1M W of Petrokavaro</text:p>
          </table:table-cell>
          <table:table-cell table:formula="of:=[$Sheet1.C24]+([$Sheet1.D24]/60)" office:value-type="float" office:value="37.2846666666667" calcext:value-type="float">
            <text:p>37.2846666666667</text:p>
          </table:table-cell>
          <table:table-cell table:formula="of:=[$Sheet1.E24]+([$Sheet1.F24]/60)" office:value-type="float" office:value="23.0778333333333" calcext:value-type="float">
            <text:p>23.0778333333333</text:p>
          </table:table-cell>
        </table:table-row>
        <table:table-row table:style-name="ro1">
          <table:table-cell table:formula="of:=CONCATENATE([$Sheet1.A25];&quot; &quot;;[$Sheet1.B25])" office:value-type="string" office:string-value="4-1 0.25M W of Åk Kórakas" calcext:value-type="string">
            <text:p>4-1 0.25M W of Åk Kórakas</text:p>
          </table:table-cell>
          <table:table-cell table:formula="of:=[$Sheet1.C25]+([$Sheet1.D25]/60)" office:value-type="float" office:value="37.3515" calcext:value-type="float">
            <text:p>37.3515</text:p>
          </table:table-cell>
          <table:table-cell table:formula="of:=[$Sheet1.E25]+([$Sheet1.F25]/60)" office:value-type="float" office:value="23.0598333333333" calcext:value-type="float">
            <text:p>23.0598333333333</text:p>
          </table:table-cell>
        </table:table-row>
        <table:table-row table:style-name="ro1">
          <table:table-cell table:formula="of:=CONCATENATE([$Sheet1.A26];&quot; &quot;;[$Sheet1.B26])" office:value-type="string" office:string-value="4-2 1M W of Nisis Ipsill Light" calcext:value-type="string">
            <text:p>4-2 1M W of Nisis Ipsill Light</text:p>
          </table:table-cell>
          <table:table-cell table:formula="of:=[$Sheet1.C26]+([$Sheet1.D26]/60)" office:value-type="float" office:value="37.4316666666667" calcext:value-type="float">
            <text:p>37.4316666666667</text:p>
          </table:table-cell>
          <table:table-cell table:formula="of:=[$Sheet1.E26]+([$Sheet1.F26]/60)" office:value-type="float" office:value="22.9501666666667" calcext:value-type="float">
            <text:p>22.9501666666667</text:p>
          </table:table-cell>
        </table:table-row>
        <table:table-row table:style-name="ro1">
          <table:table-cell table:formula="of:=CONCATENATE([$Sheet1.A27];&quot; &quot;;[$Sheet1.B27])" office:value-type="string" office:string-value="4-3 1M W of Åk Megali (Toló)" calcext:value-type="string">
            <text:p>4-3 1M W of Åk Megali (Toló)</text:p>
          </table:table-cell>
          <table:table-cell table:formula="of:=[$Sheet1.C27]+([$Sheet1.D27]/60)" office:value-type="float" office:value="37.51" calcext:value-type="float">
            <text:p>37.51</text:p>
          </table:table-cell>
          <table:table-cell table:formula="of:=[$Sheet1.E27]+([$Sheet1.F27]/60)" office:value-type="float" office:value="22.8338333333333" calcext:value-type="float">
            <text:p>22.8338333333333</text:p>
          </table:table-cell>
        </table:table-row>
        <table:table-row table:style-name="ro1">
          <table:table-cell table:formula="of:=CONCATENATE([$Sheet1.A28];&quot; &quot;;[$Sheet1.B28])" office:value-type="string" office:string-value="4-4 0.5M E of Åk Åstrous" calcext:value-type="string">
            <text:p>4-4 0.5M E of Åk Åstrous</text:p>
          </table:table-cell>
          <table:table-cell table:formula="of:=[$Sheet1.C28]+([$Sheet1.D28]/60)" office:value-type="float" office:value="37.4143333333333" calcext:value-type="float">
            <text:p>37.4143333333333</text:p>
          </table:table-cell>
          <table:table-cell table:formula="of:=[$Sheet1.E28]+([$Sheet1.F28]/60)" office:value-type="float" office:value="22.7811666666667" calcext:value-type="float">
            <text:p>22.7811666666667</text:p>
          </table:table-cell>
        </table:table-row>
        <table:table-row table:style-name="ro1">
          <table:table-cell table:formula="of:=CONCATENATE([$Sheet1.A29];&quot; &quot;;[$Sheet1.B29])" office:value-type="string" office:string-value="4-5 1M E of Åk Sabateki" calcext:value-type="string">
            <text:p>4-5 1M E of Åk Sabateki</text:p>
          </table:table-cell>
          <table:table-cell table:formula="of:=[$Sheet1.C29]+([$Sheet1.D29]/60)" office:value-type="float" office:value="37.184" calcext:value-type="float">
            <text:p>37.184</text:p>
          </table:table-cell>
          <table:table-cell table:formula="of:=[$Sheet1.E29]+([$Sheet1.F29]/60)" office:value-type="float" office:value="22.9333333333333" calcext:value-type="float">
            <text:p>22.9333333333333</text:p>
          </table:table-cell>
        </table:table-row>
        <table:table-row table:style-name="ro1">
          <table:table-cell table:formula="of:=CONCATENATE([$Sheet1.A30];&quot; &quot;;[$Sheet1.B30])" office:value-type="string" office:string-value="4-6 0.25M E of Åk Yérakas" calcext:value-type="string">
            <text:p>4-6 0.25M E of Åk Yérakas</text:p>
          </table:table-cell>
          <table:table-cell table:formula="of:=[$Sheet1.C30]+([$Sheet1.D30]/60)" office:value-type="float" office:value="36.7695" calcext:value-type="float">
            <text:p>36.7695</text:p>
          </table:table-cell>
          <table:table-cell table:formula="of:=[$Sheet1.E30]+([$Sheet1.F30]/60)" office:value-type="float" office:value="23.115" calcext:value-type="float">
            <text:p>23.115</text:p>
          </table:table-cell>
        </table:table-row>
        <table:table-row table:style-name="ro1">
          <table:table-cell table:formula="of:=CONCATENATE([$Sheet1.A31];&quot; &quot;;[$Sheet1.B31])" office:value-type="string" office:string-value="4-7 0.5M E of Åk Kamili" calcext:value-type="string">
            <text:p>4-7 0.5M E of Åk Kamili</text:p>
          </table:table-cell>
          <table:table-cell table:formula="of:=[$Sheet1.C31]+([$Sheet1.D31]/60)" office:value-type="float" office:value="36.535" calcext:value-type="float">
            <text:p>36.535</text:p>
          </table:table-cell>
          <table:table-cell table:formula="of:=[$Sheet1.E31]+([$Sheet1.F31]/60)" office:value-type="float" office:value="23.1648333333333" calcext:value-type="float">
            <text:p>23.1648333333333</text:p>
          </table:table-cell>
        </table:table-row>
        <table:table-row table:style-name="ro1">
          <table:table-cell table:formula="of:=CONCATENATE([$Sheet1.A32];&quot; &quot;;[$Sheet1.B32])" office:value-type="string" office:string-value="4-8 0.25M E of Åk Maleas" calcext:value-type="string">
            <text:p>4-8 0.25M E of Åk Maleas</text:p>
          </table:table-cell>
          <table:table-cell table:formula="of:=[$Sheet1.C32]+([$Sheet1.D32]/60)" office:value-type="float" office:value="36.4488333333333" calcext:value-type="float">
            <text:p>36.4488333333333</text:p>
          </table:table-cell>
          <table:table-cell table:formula="of:=[$Sheet1.E32]+([$Sheet1.F32]/60)" office:value-type="float" office:value="23.2076666666667" calcext:value-type="float">
            <text:p>23.2076666666667</text:p>
          </table:table-cell>
        </table:table-row>
        <table:table-row table:style-name="ro1">
          <table:table-cell table:formula="of:=CONCATENATE([$Sheet1.A33];&quot; &quot;;[$Sheet1.B33])" office:value-type="string" office:string-value="5-1 1M N of Åk Perlevos (Kéa)" calcext:value-type="string">
            <text:p>5-1 1M N of Åk Perlevos (Kéa)</text:p>
          </table:table-cell>
          <table:table-cell table:formula="of:=[$Sheet1.C33]+([$Sheet1.D33]/60)" office:value-type="float" office:value="37.7046666666667" calcext:value-type="float">
            <text:p>37.7046666666667</text:p>
          </table:table-cell>
          <table:table-cell table:formula="of:=[$Sheet1.E33]+([$Sheet1.F33]/60)" office:value-type="float" office:value="24.351" calcext:value-type="float">
            <text:p>24.351</text:p>
          </table:table-cell>
        </table:table-row>
        <table:table-row table:style-name="ro1">
          <table:table-cell table:formula="of:=CONCATENATE([$Sheet1.A34];&quot; &quot;;[$Sheet1.B34])" office:value-type="string" office:string-value="5-2 0.2M S of Åk Tamélos (Kéa)" calcext:value-type="string">
            <text:p>5-2 0.2M S of Åk Tamélos (Kéa)</text:p>
          </table:table-cell>
          <table:table-cell table:formula="of:=[$Sheet1.C34]+([$Sheet1.D34]/60)" office:value-type="float" office:value="37.519" calcext:value-type="float">
            <text:p>37.519</text:p>
          </table:table-cell>
          <table:table-cell table:formula="of:=[$Sheet1.E34]+([$Sheet1.F34]/60)" office:value-type="float" office:value="24.275" calcext:value-type="float">
            <text:p>24.275</text:p>
          </table:table-cell>
        </table:table-row>
        <table:table-row table:style-name="ro1">
          <table:table-cell table:formula="of:=CONCATENATE([$Sheet1.A35];&quot; &quot;;[$Sheet1.B35])" office:value-type="string" office:string-value="5-3 0.25M N of Åk Kéfalos (Kithnos)" calcext:value-type="string">
            <text:p>5-3 0.25M N of Åk Kéfalos (Kithnos)</text:p>
          </table:table-cell>
          <table:table-cell table:formula="of:=[$Sheet1.C35]+([$Sheet1.D35]/60)" office:value-type="float" office:value="37.4868333333333" calcext:value-type="float">
            <text:p>37.4868333333333</text:p>
          </table:table-cell>
          <table:table-cell table:formula="of:=[$Sheet1.E35]+([$Sheet1.F35]/60)" office:value-type="float" office:value="24.4335" calcext:value-type="float">
            <text:p>24.4335</text:p>
          </table:table-cell>
        </table:table-row>
        <table:table-row table:style-name="ro1">
          <table:table-cell table:formula="of:=CONCATENATE([$Sheet1.A36];&quot; &quot;;[$Sheet1.B36])" office:value-type="string" office:string-value="5-4 1M S of Åk Ay Dhimitrios (Kithnos)" calcext:value-type="string">
            <text:p>5-4 1M S of Åk Ay Dhimitrios (Kithnos)</text:p>
          </table:table-cell>
          <table:table-cell table:formula="of:=[$Sheet1.C36]+([$Sheet1.D36]/60)" office:value-type="float" office:value="37.284" calcext:value-type="float">
            <text:p>37.284</text:p>
          </table:table-cell>
          <table:table-cell table:formula="of:=[$Sheet1.E36]+([$Sheet1.F36]/60)" office:value-type="float" office:value="24.3635" calcext:value-type="float">
            <text:p>24.3635</text:p>
          </table:table-cell>
        </table:table-row>
        <table:table-row table:style-name="ro1">
          <table:table-cell table:formula="of:=CONCATENATE([$Sheet1.A37];&quot; &quot;;[$Sheet1.B37])" office:value-type="string" office:string-value="5-5 0.5M N of Åk Volos" calcext:value-type="string">
            <text:p>5-5 0.5M N of Åk Volos</text:p>
          </table:table-cell>
          <table:table-cell table:formula="of:=[$Sheet1.C37]+([$Sheet1.D37]/60)" office:value-type="float" office:value="37.219" calcext:value-type="float">
            <text:p>37.219</text:p>
          </table:table-cell>
          <table:table-cell table:formula="of:=[$Sheet1.E37]+([$Sheet1.F37]/60)" office:value-type="float" office:value="24.4915" calcext:value-type="float">
            <text:p>24.4915</text:p>
          </table:table-cell>
        </table:table-row>
        <table:table-row table:style-name="ro1">
          <table:table-cell table:formula="of:=CONCATENATE([$Sheet1.A38];&quot; &quot;;[$Sheet1.B38])" office:value-type="string" office:string-value="5-6 0.6M SW of Åk Kiklops (Serifos)" calcext:value-type="string">
            <text:p>5-6 0.6M SW of Åk Kiklops (Serifos)</text:p>
          </table:table-cell>
          <table:table-cell table:formula="of:=[$Sheet1.C38]+([$Sheet1.D38]/60)" office:value-type="float" office:value="37.1148333333333" calcext:value-type="float">
            <text:p>37.1148333333333</text:p>
          </table:table-cell>
          <table:table-cell table:formula="of:=[$Sheet1.E38]+([$Sheet1.F38]/60)" office:value-type="float" office:value="24.4051666666667" calcext:value-type="float">
            <text:p>24.4051666666667</text:p>
          </table:table-cell>
        </table:table-row>
        <table:table-row table:style-name="ro1">
          <table:table-cell table:formula="of:=CONCATENATE([$Sheet1.A39];&quot; &quot;;[$Sheet1.B39])" office:value-type="string" office:string-value="5-7 0.45M SE of Åk Spathi" calcext:value-type="string">
            <text:p>5-7 0.45M SE of Åk Spathi</text:p>
          </table:table-cell>
          <table:table-cell table:formula="of:=[$Sheet1.C39]+([$Sheet1.D39]/60)" office:value-type="float" office:value="37.1055" calcext:value-type="float">
            <text:p>37.1055</text:p>
          </table:table-cell>
          <table:table-cell table:formula="of:=[$Sheet1.E39]+([$Sheet1.F39]/60)" office:value-type="float" office:value="24.5128333333333" calcext:value-type="float">
            <text:p>24.5128333333333</text:p>
          </table:table-cell>
        </table:table-row>
        <table:table-row table:style-name="ro1">
          <table:table-cell table:formula="of:=CONCATENATE([$Sheet1.A40];&quot; &quot;;[$Sheet1.B40])" office:value-type="string" office:string-value="5-8 1.25M N of Åk Fillipos (Kithnos)" calcext:value-type="string">
            <text:p>5-8 1.25M N of Åk Fillipos (Kithnos)</text:p>
          </table:table-cell>
          <table:table-cell table:formula="of:=[$Sheet1.C40]+([$Sheet1.D40]/60)" office:value-type="float" office:value="37.0643333333333" calcext:value-type="float">
            <text:p>37.0643333333333</text:p>
          </table:table-cell>
          <table:table-cell table:formula="of:=[$Sheet1.E40]+([$Sheet1.F40]/60)" office:value-type="float" office:value="24.6411666666667" calcext:value-type="float">
            <text:p>24.6411666666667</text:p>
          </table:table-cell>
        </table:table-row>
        <table:table-row table:style-name="ro1">
          <table:table-cell table:formula="of:=CONCATENATE([$Sheet1.A41];&quot; &quot;;[$Sheet1.B41])" office:value-type="string" office:string-value="5-9 0.4M W of Åk Karavi (N Kitriani/Sifnos)" calcext:value-type="string">
            <text:p>5-9 0.4M W of Åk Karavi (N Kitriani/Sifnos)</text:p>
          </table:table-cell>
          <table:table-cell table:formula="of:=[$Sheet1.C41]+([$Sheet1.D41]/60)" office:value-type="float" office:value="36.8916666666667" calcext:value-type="float">
            <text:p>36.8916666666667</text:p>
          </table:table-cell>
          <table:table-cell table:formula="of:=[$Sheet1.E41]+([$Sheet1.F41]/60)" office:value-type="float" office:value="24.7151666666667" calcext:value-type="float">
            <text:p>24.7151666666667</text:p>
          </table:table-cell>
        </table:table-row>
        <table:table-row table:style-name="ro1">
          <table:table-cell table:formula="of:=CONCATENATE([$Sheet1.A42];&quot; &quot;;[$Sheet1.B42])" office:value-type="string" office:string-value="5-10 1M S of Åk Vlikhadi (Andimilos)" calcext:value-type="string">
            <text:p>5-10 1M S of Åk Vlikhadi (Andimilos)</text:p>
          </table:table-cell>
          <table:table-cell table:formula="of:=[$Sheet1.C42]+([$Sheet1.D42]/60)" office:value-type="float" office:value="36.7516666666667" calcext:value-type="float">
            <text:p>36.7516666666667</text:p>
          </table:table-cell>
          <table:table-cell table:formula="of:=[$Sheet1.E42]+([$Sheet1.F42]/60)" office:value-type="float" office:value="24.2433333333333" calcext:value-type="float">
            <text:p>24.2433333333333</text:p>
          </table:table-cell>
        </table:table-row>
        <table:table-row table:style-name="ro1">
          <table:table-cell table:formula="of:=CONCATENATE([$Sheet1.A43];&quot; &quot;;[$Sheet1.B43])" office:value-type="string" office:string-value="5-11 Approaches to Ornos Milou" calcext:value-type="string">
            <text:p>5-11 Approaches to Ornos Milou</text:p>
          </table:table-cell>
          <table:table-cell table:formula="of:=[$Sheet1.C43]+([$Sheet1.D43]/60)" office:value-type="float" office:value="36.7668333333333" calcext:value-type="float">
            <text:p>36.7668333333333</text:p>
          </table:table-cell>
          <table:table-cell table:formula="of:=[$Sheet1.E43]+([$Sheet1.F43]/60)" office:value-type="float" office:value="24.369" calcext:value-type="float">
            <text:p>24.369</text:p>
          </table:table-cell>
        </table:table-row>
        <table:table-row table:style-name="ro1">
          <table:table-cell table:formula="of:=CONCATENATE([$Sheet1.A44];&quot; &quot;;[$Sheet1.B44])" office:value-type="string" office:string-value="5-12 Mid-channel Steno Milou-Kimolou" calcext:value-type="string">
            <text:p>5-12 Mid-channel Steno Milou-Kimolou</text:p>
          </table:table-cell>
          <table:table-cell table:formula="of:=[$Sheet1.C44]+([$Sheet1.D44]/60)" office:value-type="float" office:value="36.7705" calcext:value-type="float">
            <text:p>36.7705</text:p>
          </table:table-cell>
          <table:table-cell table:formula="of:=[$Sheet1.E44]+([$Sheet1.F44]/60)" office:value-type="float" office:value="24.532" calcext:value-type="float">
            <text:p>24.532</text:p>
          </table:table-cell>
        </table:table-row>
        <table:table-row table:style-name="ro1">
          <table:table-cell table:formula="of:=CONCATENATE([$Sheet1.A45];&quot; &quot;;[$Sheet1.B45])" office:value-type="string" office:string-value="5-13 0.6M S of N. Poliagos" calcext:value-type="string">
            <text:p>5-13 0.6M S of N. Poliagos</text:p>
          </table:table-cell>
          <table:table-cell table:formula="of:=[$Sheet1.C45]+([$Sheet1.D45]/60)" office:value-type="float" office:value="36.7313333333333" calcext:value-type="float">
            <text:p>36.7313333333333</text:p>
          </table:table-cell>
          <table:table-cell table:formula="of:=[$Sheet1.E45]+([$Sheet1.F45]/60)" office:value-type="float" office:value="24.644" calcext:value-type="float">
            <text:p>24.644</text:p>
          </table:table-cell>
        </table:table-row>
        <table:table-row table:style-name="ro1">
          <table:table-cell table:formula="of:=CONCATENATE([$Sheet1.A46];&quot; &quot;;[$Sheet1.B46])" office:value-type="string" office:string-value=" " calcext:value-type="string">
            <text:p><text:s/></text:p>
          </table:table-cell>
          <table:table-cell table:formula="of:=[$Sheet1.C46]+([$Sheet1.D46]/60)" office:value-type="float" office:value="0" calcext:value-type="float">
            <text:p>0</text:p>
          </table:table-cell>
          <table:table-cell table:formula="of:=[$Sheet1.E46]+([$Sheet1.F46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47];&quot; &quot;;[$Sheet1.B47])" office:value-type="string" office:string-value=" " calcext:value-type="string">
            <text:p><text:s/></text:p>
          </table:table-cell>
          <table:table-cell table:formula="of:=[$Sheet1.C47]+([$Sheet1.D47]/60)" office:value-type="float" office:value="0" calcext:value-type="float">
            <text:p>0</text:p>
          </table:table-cell>
          <table:table-cell table:formula="of:=[$Sheet1.E47]+([$Sheet1.F47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48];&quot; &quot;;[$Sheet1.B48])" office:value-type="string" office:string-value=" " calcext:value-type="string">
            <text:p><text:s/></text:p>
          </table:table-cell>
          <table:table-cell table:formula="of:=[$Sheet1.C48]+([$Sheet1.D48]/60)" office:value-type="float" office:value="0" calcext:value-type="float">
            <text:p>0</text:p>
          </table:table-cell>
          <table:table-cell table:formula="of:=[$Sheet1.E48]+([$Sheet1.F48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49];&quot; &quot;;[$Sheet1.B49])" office:value-type="string" office:string-value=" " calcext:value-type="string">
            <text:p><text:s/></text:p>
          </table:table-cell>
          <table:table-cell table:formula="of:=[$Sheet1.C49]+([$Sheet1.D49]/60)" office:value-type="float" office:value="0" calcext:value-type="float">
            <text:p>0</text:p>
          </table:table-cell>
          <table:table-cell table:formula="of:=[$Sheet1.E49]+([$Sheet1.F49]/6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36:50.322363198</meta:creation-date>
    <dc:date>2023-02-15T21:23:58.422911345</dc:date>
    <meta:editing-duration>PT1H16M17S</meta:editing-duration>
    <meta:editing-cycles>5</meta:editing-cycles>
    <meta:generator>LibreOffice/7.4.4.2$Linux_X86_64 LibreOffice_project/40$Build-2</meta:generator>
    <meta:document-statistic meta:table-count="2" meta:cell-count="417" meta:object-count="0"/>
  </office:meta>
</office:document-meta>
</file>